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A80000009E1F2B054B735D57D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ff0000" style:font-name="Arial" fo:language="pt" fo:country="BR" fo:font-style="italic" fo:font-weight="bold" style:language-asian="zh" style:country-asian="CN" style:font-style-asian="italic" style:font-weight-asian="bold" style:font-name-complex="Arial1" style:language-complex="ar" style:country-complex="SA"/>
    </style:style>
    <style:style style:name="P2" style:family="paragraph" style:parent-style-name="Header">
      <style:paragraph-properties fo:text-align="center" style:justify-single-word="false"/>
      <style:text-properties style:font-name="Caladea" fo:language="pt" fo:country="BR" officeooo:paragraph-rsid="001e6ba6" style:language-asian="zh" style:country-asian="CN" style:font-name-complex="Caladea1" style:language-complex="ar" style:country-complex="SA"/>
    </style:style>
    <style:style style:name="P3" style:family="paragraph" style:parent-style-name="Header">
      <style:paragraph-properties fo:text-align="center" style:justify-single-word="false"/>
      <style:text-properties style:font-name="Caladea" fo:font-size="13pt" fo:language="pt" fo:country="BR" fo:font-weight="bold" officeooo:paragraph-rsid="001e6ba6" style:font-size-asian="13pt" style:language-asian="zh" style:country-asian="CN" style:font-weight-asian="bold" style:font-name-complex="Caladea1" style:font-size-complex="13pt" style:language-complex="ar" style:country-complex="SA" style:font-weight-complex="bold"/>
    </style:style>
    <style:style style:name="P4" style:family="paragraph" style:parent-style-name="Header">
      <style:paragraph-properties fo:text-align="center" style:justify-single-word="false"/>
      <style:text-properties fo:color="#000000" style:font-name="Caladea" fo:font-size="13pt" fo:language="pt" fo:country="BR" style:font-size-asian="13pt" style:language-asian="zh" style:country-asian="CN" style:font-name-complex="Caladea1" style:font-size-complex="13pt" style:language-complex="ar" style:country-complex="SA"/>
    </style:style>
    <style:style style:name="P5" style:family="paragraph" style:parent-style-name="Header">
      <style:text-properties fo:language="pt" fo:country="BR" style:language-asian="zh" style:country-asian="CN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start" style:justify-single-word="false" fo:text-indent="1.563cm" style:auto-text-indent="false"/>
      <style:text-properties fo:language="pt" fo:country="BR" officeooo:paragraph-rsid="002b3e16" style:language-asian="zh" style:country-asian="CN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start" style:justify-single-word="false" fo:text-indent="1.563cm" style:auto-text-indent="false"/>
      <style:text-properties fo:language="pt" fo:country="BR" officeooo:paragraph-rsid="002580cc" style:language-asian="zh" style:country-asian="CN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start" style:justify-single-word="false" fo:text-indent="1.563cm" style:auto-text-indent="false"/>
      <style:text-properties fo:language="pt" fo:country="BR" officeooo:paragraph-rsid="00223c77" style:language-asian="zh" style:country-asian="CN" style:language-complex="ar" style:country-complex="SA"/>
    </style:style>
    <style:style style:name="P9" style:family="paragraph" style:parent-style-name="Standard">
      <style:paragraph-properties fo:margin-left="0cm" fo:margin-right="0cm" fo:line-height="150%" fo:text-indent="1.563cm" style:auto-text-indent="false"/>
      <style:text-properties fo:language="pt" fo:country="BR" officeooo:paragraph-rsid="002580cc" style:language-asian="zh" style:country-asian="CN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indent="1.563cm" style:auto-text-indent="false"/>
      <style:text-properties fo:language="pt" fo:country="BR" officeooo:rsid="00204534" officeooo:paragraph-rsid="00204534" style:language-asian="zh" style:country-asian="CN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indent="1.563cm" style:auto-text-indent="false"/>
      <style:text-properties fo:color="#000000" fo:font-size="11pt" fo:language="pt" fo:country="BR" officeooo:rsid="00204534" officeooo:paragraph-rsid="003636b7" fo:background-color="#ffffff" style:font-size-asian="11pt" style:language-asian="zh" style:country-asian="CN" style:font-name-complex="Calibri1" style:font-size-complex="11pt" style:language-complex="ar" style:country-complex="SA"/>
    </style:style>
    <style:style style:name="P12" style:family="paragraph" style:parent-style-name="Standard">
      <style:paragraph-properties fo:margin-left="0cm" fo:margin-right="0cm" fo:line-height="150%" fo:text-indent="1.563cm" style:auto-text-indent="false"/>
      <style:text-properties fo:color="#000000" fo:font-size="11pt" fo:language="pt" fo:country="BR" officeooo:rsid="00204534" officeooo:paragraph-rsid="00204534" fo:background-color="#ffffff" style:font-size-asian="11pt" style:language-asian="zh" style:country-asian="CN" style:font-name-complex="Calibri1" style:font-size-complex="11pt" style:language-complex="ar" style:country-complex="SA"/>
    </style:style>
    <style:style style:name="P13" style:family="paragraph" style:parent-style-name="Standard">
      <style:paragraph-properties fo:margin-left="0cm" fo:margin-right="0cm" fo:line-height="150%" fo:text-align="start" style:justify-single-word="false" fo:text-indent="1.563cm" style:auto-text-indent="false"/>
      <style:text-properties fo:color="#000000" fo:font-size="11pt" fo:language="pt" fo:country="BR" fo:font-weight="bold" officeooo:rsid="001c8406" officeooo:paragraph-rsid="002580cc" fo:background-color="#ffffff" style:font-size-asian="11pt" style:language-asian="zh" style:country-asian="CN" style:font-weight-asian="bold" style:font-name-complex="Calibri1" style:font-size-complex="11pt" style:language-complex="ar" style:country-complex="SA" style:font-weight-complex="bold"/>
    </style:style>
    <style:style style:name="P14" style:family="paragraph" style:parent-style-name="Standard">
      <style:paragraph-properties fo:line-height="150%" fo:text-align="justify" style:justify-single-word="false"/>
    </style:style>
    <style:style style:name="P15" style:family="paragraph" style:parent-style-name="Standard">
      <style:paragraph-properties fo:line-height="150%" fo:text-align="justify" style:justify-single-word="false"/>
      <style:text-properties officeooo:paragraph-rsid="0031047f"/>
    </style:style>
    <style:style style:name="P16" style:family="paragraph" style:parent-style-name="Standard">
      <style:paragraph-properties fo:line-height="150%" fo:text-align="justify" style:justify-single-word="false"/>
      <style:text-properties officeooo:paragraph-rsid="00313e64"/>
    </style:style>
    <style:style style:name="P17" style:family="paragraph" style:parent-style-name="Standard">
      <style:paragraph-properties fo:line-height="150%" fo:text-align="justify" style:justify-single-word="false"/>
      <style:text-properties officeooo:paragraph-rsid="00334423"/>
    </style:style>
    <style:style style:name="P18" style:family="paragraph" style:parent-style-name="Standard">
      <style:paragraph-properties fo:line-height="150%" fo:text-align="justify" style:justify-single-word="false"/>
      <style:text-properties fo:language="pt" fo:country="BR" fo:font-weight="bold" style:language-asian="zh" style:country-asian="CN" style:font-weight-asian="bold" style:language-complex="ar" style:country-complex="SA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fo:language="pt" fo:country="BR" style:language-asian="zh" style:country-asian="CN" style:language-complex="ar" style:country-complex="SA"/>
    </style:style>
    <style:style style:name="P20" style:family="paragraph" style:parent-style-name="Standard">
      <style:paragraph-properties fo:line-height="150%" fo:text-align="justify" style:justify-single-word="false"/>
      <style:text-properties fo:language="pt" fo:country="BR" officeooo:paragraph-rsid="00313e64" style:language-asian="zh" style:country-asian="CN" style:language-complex="ar" style:country-complex="SA"/>
    </style:style>
    <style:style style:name="P21" style:family="paragraph" style:parent-style-name="Standard">
      <style:paragraph-properties fo:line-height="150%" fo:text-align="justify" style:justify-single-word="false"/>
      <style:text-properties fo:language="pt" fo:country="BR" officeooo:paragraph-rsid="00334423" style:language-asian="zh" style:country-asian="CN" style:language-complex="ar" style:country-complex="SA"/>
    </style:style>
    <style:style style:name="P22" style:family="paragraph" style:parent-style-name="Standard">
      <style:paragraph-properties fo:line-height="150%" fo:text-align="justify" style:justify-single-word="false" fo:break-before="page"/>
      <style:text-properties fo:language="pt" fo:country="BR" style:language-asian="zh" style:country-asian="CN" style:language-complex="ar" style:country-complex="SA"/>
    </style:style>
    <style:style style:name="P23" style:family="paragraph" style:parent-style-name="Standard" style:master-page-name="Standard">
      <style:paragraph-properties fo:margin-left="0cm" fo:margin-right="0cm" fo:line-height="150%" fo:text-align="center" style:justify-single-word="false" fo:text-indent="1.563cm" style:auto-text-indent="false" style:page-number="auto"/>
      <style:text-properties fo:language="pt" fo:country="BR" officeooo:paragraph-rsid="002b3e16" style:language-asian="zh" style:country-asian="CN" style:language-complex="ar" style:country-complex="SA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1.563cm" style:auto-text-indent="false"/>
      <style:text-properties officeooo:paragraph-rsid="00204534"/>
    </style:style>
    <style:style style:name="P25" style:family="paragraph" style:parent-style-name="Standard">
      <style:paragraph-properties fo:margin-left="0cm" fo:margin-right="0cm" fo:line-height="150%" fo:text-align="start" style:justify-single-word="false" fo:text-indent="1.563cm" style:auto-text-indent="false"/>
      <style:text-properties officeooo:paragraph-rsid="00223c77"/>
    </style:style>
    <style:style style:name="P26" style:family="paragraph" style:parent-style-name="Standard">
      <style:paragraph-properties fo:line-height="150%" fo:text-align="justify" style:justify-single-word="false"/>
      <style:text-properties fo:language="pt" fo:country="BR" officeooo:paragraph-rsid="00398112" style:language-asian="zh" style:country-asian="CN" style:language-complex="ar" style:country-complex="SA"/>
    </style:style>
    <style:style style:name="T1" style:family="text">
      <style:text-properties fo:color="#000000" style:font-name="Calibri" fo:font-size="11pt" fo:font-weight="bold" officeooo:rsid="0030dff5" fo:background-color="#ffffff" loext:char-shading-value="0" style:font-name-asian="SimSun" style:font-size-asian="11pt" style:font-weight-asian="bold" style:font-name-complex="Calibri1" style:font-size-complex="11pt" style:font-weight-complex="bold"/>
    </style:style>
    <style:style style:name="T2" style:family="text">
      <style:text-properties fo:color="#000000" style:font-name="Calibri" fo:font-size="11pt" fo:font-weight="bold" officeooo:rsid="002fd908" fo:background-color="#ffffff" loext:char-shading-value="0" style:font-name-asian="SimSun" style:font-size-asian="11pt" style:font-weight-asian="bold" style:font-name-complex="Calibri1" style:font-size-complex="11pt" style:font-weight-complex="bold"/>
    </style:style>
    <style:style style:name="T3" style:family="text">
      <style:text-properties fo:color="#000000" style:font-name="Calibri" fo:font-size="11pt" fo:font-weight="bold" officeooo:rsid="00223c77" fo:background-color="#ffffff" loext:char-shading-value="0" style:font-name-asian="SimSun" style:font-size-asian="11pt" style:font-weight-asian="bold" style:font-name-complex="Calibri1" style:font-size-complex="11pt" style:font-weight-complex="bold"/>
    </style:style>
    <style:style style:name="T4" style:family="text">
      <style:text-properties fo:color="#000000" style:font-name="Calibri" fo:font-size="11pt" officeooo:rsid="002580cc" fo:background-color="#ffffff" loext:char-shading-value="0" style:font-name-asian="SimSun" style:font-size-asian="11pt" style:font-name-complex="Calibri1" style:font-size-complex="11pt"/>
    </style:style>
    <style:style style:name="T5" style:family="text">
      <style:text-properties fo:color="#000000" style:font-name="Calibri" fo:font-size="11pt" officeooo:rsid="00273498" fo:background-color="#ffffff" loext:char-shading-value="0" style:font-name-asian="SimSun" style:font-size-asian="11pt" style:font-name-complex="Calibri1" style:font-size-complex="11pt"/>
    </style:style>
    <style:style style:name="T6" style:family="text">
      <style:text-properties fo:color="#000000" style:font-name="Calibri" fo:font-size="11pt" officeooo:rsid="002431f0" fo:background-color="#ffffff" loext:char-shading-value="0" style:font-name-asian="SimSun" style:font-size-asian="11pt" style:font-name-complex="Calibri1" style:font-size-complex="11pt"/>
    </style:style>
    <style:style style:name="T7" style:family="text">
      <style:text-properties fo:color="#000000" style:font-name="Calibri" fo:font-size="11pt" officeooo:rsid="0030dff5" fo:background-color="#ffffff" loext:char-shading-value="0" style:font-name-asian="SimSun" style:font-size-asian="11pt" style:font-name-complex="Calibri1" style:font-size-complex="11pt"/>
    </style:style>
    <style:style style:name="T8" style:family="text">
      <style:text-properties fo:color="#000000" style:font-name="Calibri" fo:font-size="11pt" officeooo:rsid="00204534" fo:background-color="#ffffff" loext:char-shading-value="0" style:font-name-asian="SimSun" style:font-size-asian="11pt" style:font-name-complex="Calibri1" style:font-size-complex="11pt"/>
    </style:style>
    <style:style style:name="T9" style:family="text">
      <style:text-properties fo:color="#000000" style:font-name="Calibri" fo:font-size="11pt" officeooo:rsid="00223c77" fo:background-color="#ffffff" loext:char-shading-value="0" style:font-name-asian="SimSun" style:font-size-asian="11pt" style:font-name-complex="Calibri1" style:font-size-complex="11pt"/>
    </style:style>
    <style:style style:name="T10" style:family="text">
      <style:text-properties fo:color="#000000" style:font-name="Calibri" fo:font-size="11pt" fo:language="pt" fo:country="BR" fo:font-weight="bold" officeooo:rsid="0037cbb6" fo:background-color="#ffffff" loext:char-shading-value="0" style:font-name-asian="SimSun" style:font-size-asian="11pt" style:language-asian="zh" style:country-asian="CN" style:font-weight-asian="bold" style:font-name-complex="Calibri1" style:font-size-complex="11pt" style:language-complex="ar" style:country-complex="SA" style:font-weight-complex="bold"/>
    </style:style>
    <style:style style:name="T11" style:family="text">
      <style:text-properties fo:color="#000000" style:font-name="Calibri" fo:font-size="11pt" fo:language="pt" fo:country="BR" fo:font-weight="bold" officeooo:rsid="00223c77" fo:background-color="#ffffff" loext:char-shading-value="0" style:font-name-asian="SimSun" style:font-size-asian="11pt" style:language-asian="zh" style:country-asian="CN" style:font-weight-asian="bold" style:font-name-complex="Calibri1" style:font-size-complex="11pt" style:language-complex="ar" style:country-complex="SA" style:font-weight-complex="bold"/>
    </style:style>
    <style:style style:name="T12" style:family="text">
      <style:text-properties fo:color="#000000" style:font-name="Calibri" fo:font-size="11pt" fo:language="pt" fo:country="BR" officeooo:rsid="0037cbb6" fo:background-color="#ffffff" loext:char-shading-value="0" style:font-name-asian="SimSun" style:font-size-asian="11pt" style:language-asian="zh" style:country-asian="CN" style:font-name-complex="Calibri1" style:font-size-complex="11pt" style:language-complex="ar" style:country-complex="SA"/>
    </style:style>
    <style:style style:name="T13" style:family="text">
      <style:text-properties fo:color="#000000" fo:font-size="11pt" fo:font-weight="bold" fo:background-color="#ffffff" loext:char-shading-value="0" style:font-size-asian="11pt" style:font-weight-asian="bold" style:font-name-complex="Calibri1" style:font-size-complex="11pt" style:font-weight-complex="bold"/>
    </style:style>
    <style:style style:name="T14" style:family="text">
      <style:text-properties fo:color="#000000" fo:font-size="11pt" fo:font-weight="bold" officeooo:rsid="002b3e16" fo:background-color="#ffffff" loext:char-shading-value="0" style:font-size-asian="11pt" style:font-weight-asian="bold" style:font-name-complex="Calibri1" style:font-size-complex="11pt" style:font-weight-complex="bold"/>
    </style:style>
    <style:style style:name="T15" style:family="text">
      <style:text-properties fo:color="#000000" fo:font-size="11pt" fo:font-weight="bold" officeooo:rsid="001c8406" fo:background-color="#ffffff" loext:char-shading-value="0" style:font-size-asian="11pt" style:font-weight-asian="bold" style:font-name-complex="Calibri1" style:font-size-complex="11pt" style:font-weight-complex="bold"/>
    </style:style>
    <style:style style:name="T16" style:family="text">
      <style:text-properties fo:color="#000000" fo:font-size="11pt" fo:font-weight="bold" officeooo:rsid="00204534" fo:background-color="#ffffff" loext:char-shading-value="0" style:font-size-asian="11pt" style:font-weight-asian="bold" style:font-name-complex="Calibri1" style:font-size-complex="11pt" style:font-weight-complex="bold"/>
    </style:style>
    <style:style style:name="T17" style:family="text">
      <style:text-properties fo:color="#000000" fo:font-size="11pt" fo:background-color="#ffffff" loext:char-shading-value="0" style:font-size-asian="11pt" style:font-name-complex="Calibri1" style:font-size-complex="11pt"/>
    </style:style>
    <style:style style:name="T18" style:family="text">
      <style:text-properties fo:color="#000000" fo:font-size="11pt" officeooo:rsid="00204534" fo:background-color="#ffffff" loext:char-shading-value="0" style:font-size-asian="11pt" style:font-name-complex="Calibri1" style:font-size-complex="11pt"/>
    </style:style>
    <style:style style:name="T19" style:family="text">
      <style:text-properties fo:color="#000000" fo:font-size="11pt" officeooo:rsid="00223c77" fo:background-color="#ffffff" loext:char-shading-value="0" style:font-size-asian="11pt" style:font-name-complex="Calibri1" style:font-size-complex="11pt"/>
    </style:style>
    <style:style style:name="T20" style:family="text">
      <style:text-properties fo:color="#000000" fo:font-size="11pt" officeooo:rsid="002580cc" fo:background-color="#ffffff" loext:char-shading-value="0" style:font-size-asian="11pt" style:font-name-complex="Calibri1" style:font-size-complex="11pt"/>
    </style:style>
    <style:style style:name="T21" style:family="text">
      <style:text-properties fo:color="#000000" fo:font-size="11pt" officeooo:rsid="002431f0" fo:background-color="#ffffff" loext:char-shading-value="0" style:font-size-asian="11pt" style:font-name-complex="Calibri1" style:font-size-complex="11pt"/>
    </style:style>
    <style:style style:name="T22" style:family="text">
      <style:text-properties fo:color="#000000" fo:font-size="11pt" officeooo:rsid="00273498" fo:background-color="#ffffff" loext:char-shading-value="0" style:font-size-asian="11pt" style:font-name-complex="Calibri1" style:font-size-complex="11pt"/>
    </style:style>
    <style:style style:name="T23" style:family="text">
      <style:text-properties fo:color="#000000" fo:font-size="11pt" fo:language="pt" fo:country="BR" fo:font-weight="bold" officeooo:rsid="001c8406" fo:background-color="#ffffff" loext:char-shading-value="0" style:font-size-asian="11pt" style:language-asian="zh" style:country-asian="CN" style:font-weight-asian="bold" style:font-name-complex="Calibri1" style:font-size-complex="11pt" style:language-complex="ar" style:country-complex="SA" style:font-weight-complex="bold"/>
    </style:style>
    <style:style style:name="T24" style:family="text">
      <style:text-properties fo:color="#000000" fo:font-size="11pt" fo:language="pt" fo:country="BR" fo:font-weight="bold" officeooo:rsid="00204534" fo:background-color="#ffffff" loext:char-shading-value="0" style:font-size-asian="11pt" style:language-asian="zh" style:country-asian="CN" style:font-weight-asian="bold" style:font-name-complex="Calibri1" style:font-size-complex="11pt" style:language-complex="ar" style:country-complex="SA" style:font-weight-complex="bold"/>
    </style:style>
    <style:style style:name="T25" style:family="text">
      <style:text-properties fo:color="#000000" fo:font-size="11pt" fo:language="pt" fo:country="BR" officeooo:rsid="00204534" fo:background-color="#ffffff" loext:char-shading-value="0" style:font-size-asian="11pt" style:language-asian="zh" style:country-asian="CN" style:font-name-complex="Calibri1" style:font-size-complex="11pt" style:language-complex="ar" style:country-complex="SA"/>
    </style:style>
    <style:style style:name="T26" style:family="text">
      <style:text-properties fo:color="#000000" fo:font-size="11pt" fo:language="pt" fo:country="BR" officeooo:rsid="0037cbb6" fo:background-color="#ffffff" loext:char-shading-value="0" style:font-size-asian="11pt" style:language-asian="zh" style:country-asian="CN" style:font-name-complex="Calibri1" style:font-size-complex="11pt" style:language-complex="ar" style:country-complex="SA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font-name="Calibri" fo:language="pt" fo:country="BR" officeooo:rsid="0031047f" style:font-name-asian="SimSun" style:language-asian="zh" style:country-asian="CN" style:font-name-complex="SimSun" style:language-complex="ar" style:country-complex="SA"/>
    </style:style>
    <style:style style:name="T29" style:family="text">
      <style:text-properties style:font-name="Calibri" fo:language="pt" fo:country="BR" officeooo:rsid="002fd908" style:font-name-asian="SimSun" style:language-asian="zh" style:country-asian="CN" style:font-name-complex="SimSun" style:language-complex="ar" style:country-complex="SA"/>
    </style:style>
    <style:style style:name="T30" style:family="text">
      <style:text-properties style:font-name="Calibri" fo:language="pt" fo:country="BR" officeooo:rsid="00313e64" style:font-name-asian="SimSun" style:language-asian="zh" style:country-asian="CN" style:font-name-complex="SimSun" style:language-complex="ar" style:country-complex="SA"/>
    </style:style>
    <style:style style:name="T31" style:family="text">
      <style:text-properties style:font-name="Calibri" fo:language="pt" fo:country="BR" officeooo:rsid="0031768d" style:font-name-asian="SimSun" style:language-asian="zh" style:country-asian="CN" style:font-name-complex="SimSun" style:language-complex="ar" style:country-complex="SA"/>
    </style:style>
    <style:style style:name="T32" style:family="text">
      <style:text-properties style:font-name="Calibri" fo:language="pt" fo:country="BR" officeooo:rsid="00334423" style:font-name-asian="SimSun" style:language-asian="zh" style:country-asian="CN" style:font-name-complex="SimSun" style:language-complex="ar" style:country-complex="SA"/>
    </style:style>
    <style:style style:name="T33" style:family="text">
      <style:text-properties style:font-name="Calibri" officeooo:rsid="002b3e16" style:font-name-asian="SimSun" style:font-name-complex="SimSun"/>
    </style:style>
    <style:style style:name="T34" style:family="text">
      <style:text-properties style:font-name="Calibri" officeooo:rsid="0031047f" style:font-name-asian="SimSun" style:font-name-complex="SimSun"/>
    </style:style>
    <style:style style:name="T35" style:family="text">
      <style:text-properties style:font-name="Calibri" officeooo:rsid="0031768d" style:font-name-asian="SimSun" style:font-name-complex="SimSun"/>
    </style:style>
    <style:style style:name="T36" style:family="text">
      <style:text-properties style:font-name="Calibri" fo:font-weight="bold" officeooo:rsid="0031768d" style:font-name-asian="SimSun" style:font-weight-asian="bold" style:font-name-complex="SimSun" style:font-weight-complex="bold"/>
    </style:style>
    <style:style style:name="T37" style:family="text">
      <style:text-properties fo:language="pt" fo:country="BR" style:language-asian="zh" style:country-asian="CN" style:language-complex="ar" style:country-complex="SA"/>
    </style:style>
    <style:style style:name="T38" style:family="text">
      <style:text-properties fo:language="pt" fo:country="BR" officeooo:rsid="00313e64" style:language-asian="zh" style:country-asian="CN" style:language-complex="ar" style:country-complex="SA"/>
    </style:style>
    <style:style style:name="T39" style:family="text">
      <style:text-properties fo:language="pt" fo:country="BR" officeooo:rsid="0031768d" style:language-asian="zh" style:country-asian="CN" style:language-complex="ar" style:country-complex="SA"/>
    </style:style>
    <style:style style:name="T40" style:family="text">
      <style:text-properties fo:language="pt" fo:country="BR" fo:font-weight="bold" style:language-asian="zh" style:country-asian="CN" style:font-weight-asian="bold" style:language-complex="ar" style:country-complex="SA" style:font-weight-complex="bold"/>
    </style:style>
    <style:style style:name="T41" style:family="text">
      <style:text-properties officeooo:rsid="00313e64"/>
    </style:style>
    <style:style style:name="T42" style:family="text">
      <style:text-properties officeooo:rsid="0037cbb6"/>
    </style:style>
    <style:style style:name="T43" style:family="text">
      <style:text-properties officeooo:rsid="00398112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4">SEMANA DE </text:span><text:span text:style-name="T1">29</text:span><text:span text:style-name="T14"> DE AGOSTO A </text:span><text:span text:style-name="T1">02</text:span><text:span text:style-name="T14"> DE </text:span><text:span text:style-name="T1">SETEMBRO</text:span></text:p>
      <text:p text:style-name="P6"><text:span text:style-name="T13">Instrutor de Informática</text:span><text:bookmark text:name="_GoBack"/><text:span text:style-name="T13">: Everaldo </text:span><text:span text:style-name="T15">José de Souza</text:span></text:p>
      <text:p text:style-name="P24"><text:span text:style-name="T23">S</text:span><text:span text:style-name="T24">egunda</text:span><text:span text:style-name="T25"> Feira – </text:span><text:span text:style-name="T10">29</text:span><text:span text:style-name="T25"> de Agosto 2022 </text:span></text:p>
      <text:p text:style-name="P11"><text:tab/>2ºA<text:tab/> – 07:45 as 08:25</text:p>
      <text:p text:style-name="P12"><text:tab/>4ºB<text:tab/> - 08:25 as 09:05</text:p>
      <text:p text:style-name="P10"><text:span text:style-name="T17"><text:tab/>2ºC<text:tab/> – </text:span><text:span text:style-name="T19">10:25 as 11:05</text:span></text:p>
      <text:p text:style-name="P10"><text:span text:style-name="T17"><text:tab/>2ºB<text:tab/> – </text:span><text:span text:style-name="T19">11:05 as 11:45</text:span></text:p>
      <text:p text:style-name="P9"><text:span text:style-name="T18"><text:tab/></text:span><text:span text:style-name="T20">5</text:span><text:span text:style-name="T18">º</text:span><text:span text:style-name="T20">F<text:tab/></text:span><text:span text:style-name="T18"> – </text:span><text:span text:style-name="T4">13:20</text:span><text:span text:style-name="T18"> as </text:span><text:span text:style-name="T4">14:00</text:span></text:p>
      <text:p text:style-name="P9"><text:span text:style-name="T18"><text:tab/></text:span><text:span text:style-name="T20">3</text:span><text:span text:style-name="T18">º</text:span><text:span text:style-name="T20">D<text:tab/></text:span><text:span text:style-name="T18"> – </text:span><text:span text:style-name="T4">16:00</text:span><text:span text:style-name="T19"> as </text:span><text:span text:style-name="T4">16:40</text:span></text:p>
      <text:p text:style-name="P9"><text:span text:style-name="T19"><text:tab/></text:span><text:span text:style-name="T20">4</text:span><text:span text:style-name="T19">º</text:span><text:span text:style-name="T20">C<text:tab/></text:span><text:span text:style-name="T19"> – </text:span><text:span text:style-name="T4">16:40</text:span><text:span text:style-name="T19"> as </text:span><text:span text:style-name="T4">1</text:span><text:span text:style-name="T5">7</text:span><text:span text:style-name="T4">:20</text:span></text:p>
      <text:p text:style-name="P25"><text:span text:style-name="T11">Terça</text:span><text:span text:style-name="T25"> Feira – </text:span><text:span text:style-name="T10">30</text:span><text:span text:style-name="T25"> de Agosto 2022 </text:span></text:p>
      <text:p text:style-name="P8"><text:span text:style-name="T18"><text:tab/></text:span><text:span text:style-name="T6">3°B </text:span><text:span text:style-name="T18">– 07:45 as 08:25</text:span></text:p>
      <text:p text:style-name="P8"><text:span text:style-name="T18"><text:tab/></text:span><text:span text:style-name="T6">Pré B </text:span><text:span text:style-name="T18">- 08:25 as 09:05</text:span></text:p>
      <text:p text:style-name="P8"><text:span text:style-name="T18"><text:tab/></text:span><text:span text:style-name="T21">1</text:span><text:span text:style-name="T18">º</text:span><text:span text:style-name="T21">A</text:span><text:span text:style-name="T18"> – </text:span><text:span text:style-name="T4">09:</text:span><text:span text:style-name="T7">05</text:span><text:span text:style-name="T19"> as </text:span><text:span text:style-name="T7">09:45</text:span></text:p>
      <text:p text:style-name="P7"><text:span text:style-name="T4"><text:tab/></text:span><text:span text:style-name="T5">4</text:span><text:span text:style-name="T8">º</text:span><text:span text:style-name="T5">D</text:span><text:span text:style-name="T8"> – </text:span><text:span text:style-name="T4">13:20</text:span><text:span text:style-name="T8"> as </text:span><text:span text:style-name="T4">14:00</text:span></text:p>
      <text:p text:style-name="P7"><text:span text:style-name="T18"><text:tab/></text:span><text:span text:style-name="T5">5ºE</text:span><text:span text:style-name="T18"> – </text:span><text:span text:style-name="T4">14:00</text:span><text:span text:style-name="T18"> as </text:span><text:span text:style-name="T20">14:40</text:span></text:p>
      <text:p text:style-name="P7"><text:span text:style-name="T9"><text:tab/></text:span><text:span text:style-name="T5">1</text:span><text:span text:style-name="T9">º</text:span><text:span text:style-name="T4">C</text:span><text:span text:style-name="T9"> – </text:span><text:span text:style-name="T4">16:40</text:span><text:span text:style-name="T9"> as </text:span><text:span text:style-name="T4">1</text:span><text:span text:style-name="T5">7</text:span><text:span text:style-name="T4">:20</text:span></text:p>
      <text:p text:style-name="P25"><text:span text:style-name="T11">Quarta</text:span><text:span text:style-name="T25"> Feira – </text:span><text:span text:style-name="T10">31</text:span><text:span text:style-name="T25"> de Agosto 2022 </text:span></text:p>
      <text:p text:style-name="P8"><text:span text:style-name="T18"><text:tab/></text:span><text:span text:style-name="T6">5</text:span><text:span text:style-name="T18">º</text:span><text:span text:style-name="T4">B</text:span><text:span text:style-name="T18"> – 07:45 as 08:25</text:span></text:p>
      <text:p text:style-name="P8"><text:span text:style-name="T18"><text:tab/>4º</text:span><text:span text:style-name="T4">A</text:span><text:span text:style-name="T18"> - 08:25 as 09:05</text:span></text:p>
      <text:p text:style-name="P8"><text:span text:style-name="T18"><text:tab/></text:span><text:span text:style-name="T6">5</text:span><text:span text:style-name="T18">ºC – </text:span><text:span text:style-name="T19">10:25 as 11:05</text:span></text:p>
      <text:p text:style-name="P8"><text:span text:style-name="T18"><text:tab/></text:span><text:span text:style-name="T6">5</text:span><text:span text:style-name="T18">º</text:span><text:span text:style-name="T4">A</text:span><text:span text:style-name="T18"> – </text:span><text:span text:style-name="T19">11:05 as 11:45</text:span></text:p>
      <text:p text:style-name="P7"><text:span text:style-name="T19"><text:tab/></text:span><text:span text:style-name="T5">2ºE</text:span><text:span text:style-name="T18"> – </text:span><text:span text:style-name="T4">13:20</text:span><text:span text:style-name="T18"> as </text:span><text:span text:style-name="T4">14:00</text:span></text:p>
      <text:p text:style-name="P7"><text:span text:style-name="T18"><text:tab/></text:span><text:span text:style-name="T5">5ºD</text:span><text:span text:style-name="T18"> – </text:span><text:span text:style-name="T4">14:00</text:span><text:span text:style-name="T18"> as </text:span><text:span text:style-name="T20">14:40</text:span></text:p>
      <text:p text:style-name="P7"><text:span text:style-name="T18"><text:tab/></text:span><text:span text:style-name="T5">1ºE</text:span><text:span text:style-name="T18"> – </text:span><text:span text:style-name="T4">16:00</text:span><text:span text:style-name="T19"> as </text:span><text:span text:style-name="T4">16:40</text:span></text:p>
      <text:p text:style-name="P7"><text:span text:style-name="T19"><text:tab/></text:span><text:span text:style-name="T5">2ºD</text:span><text:span text:style-name="T19"> – </text:span><text:span text:style-name="T4">16:40</text:span><text:span text:style-name="T19"> as </text:span><text:span text:style-name="T4">1</text:span><text:span text:style-name="T5">7</text:span><text:span text:style-name="T4">:20</text:span></text:p>
      <text:p text:style-name="P25"><text:span text:style-name="T11">Quinta</text:span><text:span text:style-name="T25"> Feira – </text:span><text:span text:style-name="T10">01</text:span><text:span text:style-name="T25"> de </text:span><text:span text:style-name="T12">Setembro</text:span><text:span text:style-name="T25"> 2022 </text:span></text:p>
      <text:p text:style-name="P8"><text:span text:style-name="T18"><text:tab/></text:span><text:span text:style-name="T4">3</text:span><text:span text:style-name="T18">ºA – 07:45 as 08:25</text:span></text:p>
      <text:p text:style-name="P8"><text:span text:style-name="T18"><text:tab/></text:span><text:span text:style-name="T4">Pré C</text:span><text:span text:style-name="T18"> - 08:25 as 09:05</text:span></text:p>
      <text:p text:style-name="P8"><text:span text:style-name="T18"><text:tab/></text:span><text:span text:style-name="T4">Pré A</text:span><text:span text:style-name="T18"> – </text:span><text:span text:style-name="T4">09:45</text:span><text:span text:style-name="T19"> as </text:span><text:span text:style-name="T4">10:25</text:span></text:p>
      <text:p text:style-name="P8"><text:span text:style-name="T18"><text:tab/></text:span><text:span text:style-name="T20">1</text:span><text:span text:style-name="T18">ºB – </text:span><text:span text:style-name="T5">10:25</text:span><text:span text:style-name="T19"> as </text:span><text:span text:style-name="T5">11:05</text:span></text:p>
      <text:p text:style-name="P7"><text:span text:style-name="T18"><text:tab/></text:span><text:span text:style-name="T5">1ºD</text:span><text:span text:style-name="T18"> – </text:span><text:span text:style-name="T4">13:20</text:span><text:span text:style-name="T18"> as </text:span><text:span text:style-name="T4">14:00</text:span></text:p>
      <text:p text:style-name="P7"><text:span text:style-name="T18"><text:tab/></text:span><text:span text:style-name="T5">Pré D</text:span><text:span text:style-name="T18">– </text:span><text:span text:style-name="T4">14:00</text:span><text:span text:style-name="T18"> as </text:span><text:span text:style-name="T20">14:40</text:span></text:p>
      <text:p text:style-name="P7"><text:span text:style-name="T19"><text:tab/></text:span><text:span text:style-name="T22">3</text:span><text:span text:style-name="T19">º</text:span><text:span text:style-name="T20">C</text:span><text:span text:style-name="T19"> – </text:span><text:span text:style-name="T5">16:00</text:span><text:span text:style-name="T19"> as </text:span><text:span text:style-name="T5">16:40</text:span></text:p>
      <text:p text:style-name="P13"/>
      <text:p text:style-name="P18"/>
      <text:p text:style-name="P22"><text:span text:style-name="T27">Turma</text:span>: <text:span text:style-name="T33">Infantil V</text:span></text:p>
      <text:p text:style-name="P19"><text:span text:style-name="T27">Conteúdo</text:span>: <text:span text:style-name="T34">Dispositivos (Mouse)</text:span></text:p>
      <text:p text:style-name="P15"><text:span text:style-name="T40">Encaminhamento</text:span><text:span text:style-name="T37">: Apresentar aos alunos </text:span><text:span text:style-name="T28">o mouse</text:span><text:span text:style-name="T29">, explicar como funciona</text:span><text:span text:style-name="T28">m os botoes direito e esquerdo do mouse</text:span><text:span text:style-name="T29">, na sequencia </text:span><text:span text:style-name="T28">apresentar o aplicativo (</text:span><text:span text:style-name="T30">k</text:span><text:span text:style-name="T28">tuberling) um aplicativo que permite ao aluno interagir com a paisagem disposta na tela com intuito de promover a criatividade bem como a coordenação motora do uso do mouse, </text:span><text:span text:style-name="T29">deixar os alunos </text:span><text:span text:style-name="T28">exercitarem e criarem seus próprios cenários.</text:span></text:p>
      <text:p text:style-name="P19"><text:span text:style-name="T27">Recursos</text:span>: Computadores e seus periféricos, multimídia e oralidade.</text:p>
      <text:p text:style-name="P19"/>
      <text:p text:style-name="P19"><text:span text:style-name="T27">Turma</text:span>: 1º ano </text:p>
      <text:p text:style-name="P14"><text:span text:style-name="T40">Conteúdo</text:span><text:span text:style-name="T37">: </text:span><text:span text:style-name="T28">Dispositivos (Mouse e Teclado)</text:span></text:p>
      <text:p text:style-name="P19"><text:span text:style-name="T27">Encaminhamento</text:span>: Inicialmente solicitar que aos alunos liguem o computador e entrem no <text:span text:style-name="T41">editor de textos, aguardar alguns minutos para verificar os alunos que ainda não compreenderam o processo, caso algum aluno não consiga realizar o procedimento sozinho, utilizar o projetor e demonstrar novamente para toda turma como fazer, solicitar que os alunos digitem seu próprio nome completo a afim de exercitarem o uso do teclado e mouse.</text:span></text:p>
      <text:p text:style-name="P19"><text:span text:style-name="T27">Recursos</text:span>: Computadores e seus periféricos, multimídia e oralidade.</text:p>
      <text:p text:style-name="P19"/>
      <text:p text:style-name="P20"><text:span text:style-name="T27">Turma</text:span>: <text:span text:style-name="T41">2</text:span>º ano </text:p>
      <text:p text:style-name="P16"><text:span text:style-name="T40">Conteúdo</text:span><text:span text:style-name="T37">: </text:span><text:span text:style-name="T28">Dispositivos (Mouse e Teclado)</text:span></text:p>
      <text:p text:style-name="P16"><text:span text:style-name="T40">Encaminhamento</text:span><text:span text:style-name="T37">: Inicialmente solicitar que aos alunos liguem o computador e entrem no </text:span><text:span text:style-name="T38">editor de textos, caso algum aluno não consiga realizar o procedimento sozinho, utilizar o projetor e demonstrar novamente para toda turma como fazer, solicitar que os alunos digitem </text:span><text:span text:style-name="T30">uma frase considerando uso de teclas maiúsculas e minusculas.</text:span></text:p>
      <text:p text:style-name="P20"><text:span text:style-name="T27">Recursos</text:span>: Computadores e seus periféricos, multimídia e oralidade.</text:p>
      <text:p text:style-name="P19"/>
      <text:p text:style-name="P19"><text:span text:style-name="T27">Turma</text:span>: 3º ano </text:p>
      <text:p text:style-name="P14"><text:span text:style-name="T40">Conteúdo</text:span><text:span text:style-name="T37">: </text:span><text:span text:style-name="T31">Aplicativos (Editor de Texto)</text:span></text:p>
      <text:p text:style-name="P14"><text:span text:style-name="T40">Encaminhamento</text:span><text:span text:style-name="T37">: Inicialmente solicitar que aos alunos liguem o computador e entrem no </text:span><text:span text:style-name="T39">EDITOR de TEXTOS (WRITER). Solicitar que alunos digitem uma pequena </text:span><text:span text:style-name="T31">frase, após a digitação solicitar que os alunos editem o texto, utilizando os atributos de fonte (COR, Tamanho).</text:span></text:p>
      <text:p text:style-name="P19"><text:span text:style-name="T27">Recursos</text:span>: Computadores e seus periféricos, multimídia e oralidade.</text:p>
      <text:p text:style-name="P19"/>
      <text:p text:style-name="P19"><text:span text:style-name="T27">Turma</text:span>: 4º ano </text:p>
      <text:p text:style-name="P21"><text:span text:style-name="T27">Conteúdo</text:span>: <text:span text:style-name="T35">Aplicativos (Editor de Texto)</text:span></text:p>
      <text:p text:style-name="P17"><text:span text:style-name="T40">Encaminhamento</text:span><text:span text:style-name="T37">: Inicialmente solicitar que aos alunos liguem o computador e entrem no </text:span><text:span text:style-name="T39">EDITOR de TEXTOS (WRITER). Solicitar que alunos digitem uma pequena </text:span><text:span text:style-name="T31">frase, após a digitação solicitar que os alunos editem o texto, utilizando os atributos de fonte (COR, Tamanho, </text:span><text:span text:style-name="T32">TIPO DE LETRA</text:span><text:span text:style-name="T31">). </text:span><text:span text:style-name="T32">Usando um navegador web, apresentar aos alunos os recursos de copiar e colar.</text:span></text:p>
      <text:p text:style-name="P19"><text:span text:style-name="T27">Recursos</text:span>: Computadores e seus periféricos, internet, aparelho multimídia e oralidade.</text:p>
      <text:p text:style-name="P19"/>
      <text:p text:style-name="P26"><text:soft-page-break/><text:span text:style-name="T27">Turma</text:span>: <text:span text:style-name="T43">5</text:span>º ano </text:p>
      <text:p text:style-name="P26"><text:span text:style-name="T36">Conteúdo</text:span><text:span text:style-name="T35">: Aplicativos (Editor de Texto)</text:span></text:p>
      <text:p text:style-name="P17"><text:span text:style-name="T40">Encaminhamento</text:span><text:span text:style-name="T37">: Inicialmente solicitar que aos alunos liguem o computador e entrem no </text:span><text:span text:style-name="T39">EDITOR de TEXTOS (WRITER). Solicitar que alunos digitem uma pequena </text:span><text:span text:style-name="T31">frase, após a digitação solicitar que os alunos editem o texto, utilizando os atributos de fonte (COR, Tamanho, </text:span><text:span text:style-name="T32">TIPO DE LETRA</text:span><text:span text:style-name="T31">). </text:span><text:span text:style-name="T32">Apos a edição apresentar os recursos de alinhamento (ESQUERDA, DIREITA, CENTRALIZADO, JUSTIFICADO).Usando um navegador web, apresentar aos alunos os recursos de copiar e colar (TEXTO). Apresentar o uso de recursos multimídia inseridos ao texto tais como (FIGURAS, GRÁFICOS, OBJETOS, MULTIMÍDIAS, E FORMAS) </text:span></text:p>
      <text:p text:style-name="P21"><text:span text:style-name="T27">Recursos</text:span>: Computadores e seus periféricos, internet, aparelho multimídia e oralidade.</text:p>
      <text:p text:style-name="P19">Observações: </text:p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pt" fo:country="BR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SimSun" style:font-family-asian="SimSun" style:font-family-generic-asian="system" style:font-pitch-asian="variable" style:language-asian="zh" style:country-asian="CN" style:font-name-complex="SimSun" style:font-family-complex="SimSun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>
      <style:text-properties style:font-name="Calibri" fo:font-family="Calibri" style:font-family-generic="roman" style:font-pitch="variable" fo:language="en" fo:country="US" style:language-asian="zh" style:country-asian="CN" style:font-name-complex="SimSun" style:font-family-complex="SimSun" style:font-family-generic-complex="system" style:font-pitch-complex="variable"/>
    </style:style>
    <style:style style:name="Rodapé_20_Char" style:display-name="Rodapé Char" style:family="text" style:parent-style-name="Default_20_Paragraph_20_Font">
      <style:text-properties style:font-name="Calibri" fo:font-family="Calibri" style:font-family-generic="roman" style:font-pitch="variable" fo:language="en" fo:country="US" style:language-asian="zh" style:country-asian="CN" style:font-name-complex="SimSun" style:font-family-complex="SimSun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ff0000" style:font-name="Arial" fo:language="pt" fo:country="BR" fo:font-style="italic" fo:font-weight="bold" style:language-asian="zh" style:country-asian="CN" style:font-style-asian="italic" style:font-weight-asian="bold" style:font-name-complex="Arial1" style:language-complex="ar" style:country-complex="SA"/>
    </style:style>
    <style:style style:name="MP2" style:family="paragraph" style:parent-style-name="Header">
      <style:paragraph-properties fo:text-align="center" style:justify-single-word="false"/>
      <style:text-properties style:font-name="Caladea" fo:language="pt" fo:country="BR" officeooo:paragraph-rsid="001e6ba6" style:language-asian="zh" style:country-asian="CN" style:font-name-complex="Caladea1" style:language-complex="ar" style:country-complex="SA"/>
    </style:style>
    <style:style style:name="MP3" style:family="paragraph" style:parent-style-name="Header">
      <style:paragraph-properties fo:text-align="center" style:justify-single-word="false"/>
      <style:text-properties style:font-name="Caladea" fo:font-size="13pt" fo:language="pt" fo:country="BR" fo:font-weight="bold" officeooo:paragraph-rsid="001e6ba6" style:font-size-asian="13pt" style:language-asian="zh" style:country-asian="CN" style:font-weight-asian="bold" style:font-name-complex="Caladea1" style:font-size-complex="13pt" style:language-complex="ar" style:country-complex="SA" style:font-weight-complex="bold"/>
    </style:style>
    <style:style style:name="MP4" style:family="paragraph" style:parent-style-name="Header">
      <style:paragraph-properties fo:text-align="center" style:justify-single-word="false"/>
      <style:text-properties fo:color="#000000" style:font-name="Caladea" fo:font-size="13pt" fo:language="pt" fo:country="BR" style:font-size-asian="13pt" style:language-asian="zh" style:country-asian="CN" style:font-name-complex="Caladea1" style:font-size-complex="13pt" style:language-complex="ar" style:country-complex="SA"/>
    </style:style>
    <style:style style:name="MP5" style:family="paragraph" style:parent-style-name="Header">
      <style:text-properties fo:language="pt" fo:country="BR" style:language-asian="zh" style:country-asian="CN" style:language-complex="ar" style:country-complex="SA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page-layout style:name="Mpm1">
      <style:page-layout-properties fo:page-width="21.001cm" fo:page-height="29.7cm" style:num-format="1" style:print-orientation="portrait" fo:margin-top="1.155cm" fo:margin-bottom="0.885cm" fo:margin-left="0.78cm" fo:margin-right="0.78cm" fo:border="2.24pt solid #000000" fo:padding-top="0.035cm" fo:padding-bottom="0.035cm" fo:padding-left="0.141cm" fo:padding-right="0.14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886cm" fo:margin-bottom="1.886cm" fo:margin-left="1.78cm" fo:margin-right="1.78cm" fo:border="2.24pt solid #000000" fo:padding-top="0.035cm" fo:padding-bottom="0.035cm" fo:padding-left="0.141cm" fo:padding-right="0.14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 3" text:anchor-type="char" svg:x="1.254cm" svg:y="0.233cm" svg:width="1.524cm" svg:height="1.468cm" draw:z-index="2"><draw:image xlink:href="Pictures/10000000000000A80000009E1F2B054B735D57D1.png" xlink:type="simple" xlink:show="embed" xlink:actuate="onLoad" loext:mime-type="image/png"/></draw:frame><text:s text:c="84"/></text:p>
        <text:p text:style-name="MP2"><text:s text:c="9"/></text:p>
        <text:p text:style-name="MP3"/>
        <text:p text:style-name="MP3">Escola Municipal Adolival Pian </text:p>
        <text:p text:style-name="MP4">Educação Infantil, Ensino Fundamental e Educação em Tempo Integral</text:p>
        <text:p text:style-name="MP5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2T18:03:00</meta:creation-date>
    <meta:initial-creator>professores</meta:initial-creator>
    <meta:print-date>2022-08-26T08:35:40.627494215</meta:print-date>
    <dc:date>2022-08-26T09:04:54.462753681</dc:date>
    <meta:editing-cycles>13</meta:editing-cycles>
    <meta:editing-duration>PT38M59S</meta:editing-duration>
    <meta:generator>LibreOffice/6.4.7.2$Linux_X86_64 LibreOffice_project/40$Build-2</meta:generator>
    <meta:document-statistic meta:table-count="0" meta:image-count="1" meta:object-count="0" meta:page-count="3" meta:paragraph-count="63" meta:word-count="628" meta:character-count="4133" meta:non-whitespace-character-count="3399"/>
    <meta:user-defined meta:name="DocSecurity" meta:value-type="float">0</meta:user-defined>
    <meta:user-defined meta:name="ICV">EA62EE80195949BD81FCCB70A3E0E9B0</meta:user-defined>
    <meta:user-defined meta:name="KSOProductBuildVer">1046-11.2.0.11191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